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Basic/Standard/dialogu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5.8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5.08cm" svg:x="6.397cm" svg:y="6.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17T17:43:03.280966931</meta:creation-date>
    <dc:date>2024-01-17T17:45:18.411890035</dc:date>
    <meta:editing-duration>PT2M16S</meta:editing-duration>
    <meta:editing-cycles>1</meta:editing-cycles>
    <meta:document-statistic meta:object-count="1"/>
    <meta:generator>LibreOffice/7.3.7.2$Linux_X86_64 LibreOffice_project/30$Build-2</meta:generator>
  </office:meta>
</office:document-meta>
</file>

<file path=Basic/Standard/dialogue.xml><?xml version="1.0" encoding="utf-8"?>
<!DOCTYPE module  PUBLIC '-//OpenOffice.org//DTD OfficeDocument 1.0//EN'  'module.dtd'>
<script:module xmlns:script="http://openoffice.org/2000/script" script:name="dialogue" script:language="StarBasic" script:moduleType="normal">' BASIC

Sub ShowMessage
    MsgBox "Hello, this is a test macro! VIGNESH", 64, "Test Macro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u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